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CompletionProposal.CodeCompletionProposal( String replacementString , int replacementOffset , int replacementLength , int cursor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ompletionProposal.getDispla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ompletionProposal.get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ompletionProposal.getReplacemen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ompletionProposal.getCursor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ompletionProposal.CodeCompletionProposal( String replacementString , int replacementOffset , int replacementLength , int cursorPosition , String displayString , String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deCompletionProposal.getReplacemen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CompletionProposal.getReplacem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